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Whit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G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Blu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itherInterleavedGradientNoiseOffset1AnimatedIntegrated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Sheet1.H75" table:end-x="0.3457in" table:end-y="0.1551in" draw:z-index="1" draw:style-name="gr1" draw:text-style-name="P1" svg:width="6.2988in" svg:height="3.5433in" svg:x="0.2697in" svg:y="0.1681in">
              <draw:object draw:notify-on-update-of-ranges="Sheet1.B43:Sheet1.I43 Sheet1.A44:Sheet1.A44 Sheet1.B44:Sheet1.I44 Sheet1.A46:Sheet1.A46 Sheet1.B46:Sheet1.I46 Sheet1.A48:Sheet1.A48 Sheet1.B48:Sheet1.I48 Sheet1.A50:Sheet1.A50 Sheet1.B50:Sheet1.I50 Sheet1.A52:Sheet1.A52 Sheet1.B52:Sheet1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Sheet1.P76" table:end-x="0.1378in" table:end-y="0.0272in" draw:z-index="0" draw:style-name="gr1" draw:text-style-name="P1" svg:width="6.2988in" svg:height="3.5429in" svg:x="0.0618in" svg:y="0.0402in">
              <draw:object draw:notify-on-update-of-ranges="Sheet1.B43:Sheet1.I43 Sheet1.A45:Sheet1.A45 Sheet1.B45:Sheet1.I45 Sheet1.A47:Sheet1.A47 Sheet1.B47:Sheet1.I47 Sheet1.A49:Sheet1.A49 Sheet1.B49:Sheet1.I49 Sheet1.A51:Sheet1.A51 Sheet1.B51:Sheet1.I51 Sheet1.A53:Sheet1.A53 Sheet1.B53:Sheet1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>
            <text:p>DitherInterleavedGradientNoiseOffset1AnimatedIntegrated Deca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</table:table-row>
        <table:table-row table:style-name="ro2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</table:table-row>
        <table:table-row table:style-name="ro2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</table:table-row>
        <table:table-row table:style-name="ro2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>
            <draw:frame table:end-cell-address="Sheet1.H114" table:end-x="0.2689in" table:end-y="0.1626in" draw:z-index="2" draw:style-name="gr1" draw:text-style-name="P1" svg:width="6.2988in" svg:height="3.5429in" svg:x="0.1929in" svg:y="0.176in">
              <draw:object draw:notify-on-update-of-ranges="Sheet1.A82:Sheet1.A82 Sheet1.B82:Sheet1.I82 Sheet1.A83:Sheet1.A83 Sheet1.B83:Sheet1.I83 Sheet1.A85:Sheet1.A85 Sheet1.B85:Sheet1.I85 Sheet1.A87:Sheet1.A87 Sheet1.B87:Sheet1.I87 Sheet1.A89:Sheet1.A89 Sheet1.B89:Sheet1.I89 Sheet1.A91:Sheet1.A91 Sheet1.B91:Sheet1.I9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P114" table:end-x="0.1488in" table:end-y="0.1339in" draw:z-index="3" draw:style-name="gr1" draw:text-style-name="P1" svg:width="6.2988in" svg:height="3.5429in" svg:x="0.0728in" svg:y="0.1472in">
              <draw:object draw:notify-on-update-of-ranges="Sheet1.A82:Sheet1.A82 Sheet1.B82:Sheet1.I82 Sheet1.A84:Sheet1.A84 Sheet1.B84:Sheet1.I84 Sheet1.A86:Sheet1.A86 Sheet1.B86:Sheet1.I86 Sheet1.A88:Sheet1.A88 Sheet1.B88:Sheet1.I88 Sheet1.A90:Sheet1.A90 Sheet1.B90:Sheet1.I90 Sheet1.A92:Sheet1.A92 Sheet1.B92:Sheet1.I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11/08/2017</text:date>, <text:time>06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8T06:30:45.68</dc:date>
    <dc:creator>Alan Wolfe</dc:creator>
    <meta:editing-duration>PT1H35M24S</meta:editing-duration>
    <meta:editing-cycles>17</meta:editing-cycles>
    <meta:generator>OpenOffice/4.1.3$Win32 OpenOffice.org_project/413m1$Build-9783</meta:generator>
    <meta:document-statistic meta:table-count="3" meta:cell-count="4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43:Sheet1.I44 Sheet1.A43:Sheet1.A44 Sheet1.A46:Sheet1.I46 Sheet1.A48:Sheet1.I48 Sheet1.A50:Sheet1.I50 Sheet1.A52:Sheet1.I52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6:Sheet1.I46" chart:label-cell-address="Sheet1.A46:Sheet1.A46" chart:class="chart:line">
            <chart:data-point chart:repeated="8"/>
          </chart:series>
          <chart:series chart:style-name="ch9" chart:values-cell-range-address="Sheet1.B48:Sheet1.I48" chart:label-cell-address="Sheet1.A48:Sheet1.A48" chart:class="chart:line">
            <chart:data-point chart:repeated="8"/>
          </chart:series>
          <chart:series chart:style-name="ch10" chart:values-cell-range-address="Sheet1.B50:Sheet1.I50" chart:label-cell-address="Sheet1.A50:Sheet1.A50" chart:class="chart:line">
            <chart:data-point chart:repeated="8"/>
          </chart:series>
          <chart:series chart:style-name="ch11" chart:values-cell-range-address="Sheet1.B52:Sheet1.I52" chart:label-cell-address="Sheet1.A52:Sheet1.A5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 Avg Erro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 Avg Error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 Avg Error</text:p>
                <draw:g>
                  <svg:desc>Sheet1.A50:Sheet1.A50</svg:desc>
                </draw:g>
              </table:table-cell>
              <table:table-cell office:value-type="float" office:value="107.99">
                <text:p>107.99</text:p>
                <draw:g>
                  <svg:desc>Sheet1.B50:Sheet1.I50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 Avg Error</text:p>
                <draw:g>
                  <svg:desc>Sheet1.A52:Sheet1.A52</svg:desc>
                </draw:g>
              </table:table-cell>
              <table:table-cell office:value-type="float" office:value="107.99">
                <text:p>107.99</text:p>
                <draw:g>
                  <svg:desc>Sheet1.B52:Sheet1.I52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43:Sheet1.I43 Sheet1.A45:Sheet1.I45 Sheet1.A47:Sheet1.I47 Sheet1.A49:Sheet1.I49 Sheet1.A51:Sheet1.I51 Sheet1.A53:Sheet1.I53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I45" chart:label-cell-address="Sheet1.A45:Sheet1.A45" chart:class="chart:line">
            <chart:data-point chart:repeated="8"/>
          </chart:series>
          <chart:series chart:style-name="ch8" chart:values-cell-range-address="Sheet1.B47:Sheet1.I47" chart:label-cell-address="Sheet1.A47:Sheet1.A47" chart:class="chart:line">
            <chart:data-point chart:repeated="8"/>
          </chart:series>
          <chart:series chart:style-name="ch9" chart:values-cell-range-address="Sheet1.B49:Sheet1.I49" chart:label-cell-address="Sheet1.A49:Sheet1.A49" chart:class="chart:line">
            <chart:data-point chart:repeated="8"/>
          </chart:series>
          <chart:series chart:style-name="ch10" chart:values-cell-range-address="Sheet1.B51:Sheet1.I51" chart:label-cell-address="Sheet1.A51:Sheet1.A51" chart:class="chart:line">
            <chart:data-point chart:repeated="8"/>
          </chart:series>
          <chart:series chart:style-name="ch11" chart:values-cell-range-address="Sheet1.B53:Sheet1.I53" chart:label-cell-address="Sheet1.A53:Sheet1.A5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45:Sheet1.A45</svg:desc>
                </draw:g>
              </table:table-cell>
              <table:table-cell office:value-type="float" office:value="37.45">
                <text:p>37.45</text:p>
                <draw:g>
                  <svg:desc>Sheet1.B45:Sheet1.I45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 Std Dev</text:p>
                <draw:g>
                  <svg:desc>Sheet1.A47:Sheet1.A47</svg:desc>
                </draw:g>
              </table:table-cell>
              <table:table-cell office:value-type="float" office:value="37.45">
                <text:p>37.45</text:p>
                <draw:g>
                  <svg:desc>Sheet1.B47:Sheet1.I47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 Std Dev</text:p>
                <draw:g>
                  <svg:desc>Sheet1.A49:Sheet1.A49</svg:desc>
                </draw:g>
              </table:table-cell>
              <table:table-cell office:value-type="float" office:value="37.45">
                <text:p>37.45</text:p>
                <draw:g>
                  <svg:desc>Sheet1.B49:Sheet1.I49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 Std Dev</text:p>
                <draw:g>
                  <svg:desc>Sheet1.A51:Sheet1.A51</svg:desc>
                </draw:g>
              </table:table-cell>
              <table:table-cell office:value-type="float" office:value="37.45">
                <text:p>37.45</text:p>
                <draw:g>
                  <svg:desc>Sheet1.B51:Sheet1.I51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 Std Dev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A82:Sheet1.I83 Sheet1.A85:Sheet1.I85 Sheet1.A87:Sheet1.I87 Sheet1.A89:Sheet1.I89 Sheet1.A91:Sheet1.I91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3:Sheet1.I83" chart:label-cell-address="Sheet1.A83:Sheet1.A83" chart:class="chart:line">
            <chart:data-point chart:repeated="8"/>
          </chart:series>
          <chart:series chart:style-name="ch8" chart:values-cell-range-address="Sheet1.B85:Sheet1.I85" chart:label-cell-address="Sheet1.A85:Sheet1.A85" chart:class="chart:line">
            <chart:data-point chart:repeated="8"/>
          </chart:series>
          <chart:series chart:style-name="ch9" chart:values-cell-range-address="Sheet1.B87:Sheet1.I87" chart:label-cell-address="Sheet1.A87:Sheet1.A87" chart:class="chart:line">
            <chart:data-point chart:repeated="8"/>
          </chart:series>
          <chart:series chart:style-name="ch10" chart:values-cell-range-address="Sheet1.B89:Sheet1.I89" chart:label-cell-address="Sheet1.A89:Sheet1.A89" chart:class="chart:line">
            <chart:data-point chart:repeated="8"/>
          </chart:series>
          <chart:series chart:style-name="ch11" chart:values-cell-range-address="Sheet1.B91:Sheet1.I91" chart:label-cell-address="Sheet1.A91:Sheet1.A9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83:Sheet1.A83</svg:desc>
                </draw:g>
              </table:table-cell>
              <table:table-cell office:value-type="float" office:value="107.99">
                <text:p>107.99</text:p>
                <draw:g>
                  <svg:desc>Sheet1.B83:Sheet1.I83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Offset 33 Avg Error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I85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GR Avg Error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I87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GR8 Avg Error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I89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VDC Avg Error</text:p>
                <draw:g>
                  <svg:desc>Sheet1.A91:Sheet1.A91</svg:desc>
                </draw:g>
              </table:table-cell>
              <table:table-cell office:value-type="float" office:value="107.99">
                <text:p>107.99</text:p>
                <draw:g>
                  <svg:desc>Sheet1.B91:Sheet1.I91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A82:Sheet1.I82 Sheet1.A84:Sheet1.I84 Sheet1.A86:Sheet1.I86 Sheet1.A88:Sheet1.I88 Sheet1.A90:Sheet1.I90 Sheet1.A92:Sheet1.I92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4:Sheet1.I84" chart:label-cell-address="Sheet1.A84:Sheet1.A84" chart:class="chart:line">
            <chart:data-point chart:repeated="8"/>
          </chart:series>
          <chart:series chart:style-name="ch8" chart:values-cell-range-address="Sheet1.B86:Sheet1.I86" chart:label-cell-address="Sheet1.A86:Sheet1.A86" chart:class="chart:line">
            <chart:data-point chart:repeated="8"/>
          </chart:series>
          <chart:series chart:style-name="ch9" chart:values-cell-range-address="Sheet1.B88:Sheet1.I88" chart:label-cell-address="Sheet1.A88:Sheet1.A88" chart:class="chart:line">
            <chart:data-point chart:repeated="8"/>
          </chart:series>
          <chart:series chart:style-name="ch10" chart:values-cell-range-address="Sheet1.B90:Sheet1.I90" chart:label-cell-address="Sheet1.A90:Sheet1.A90" chart:class="chart:line">
            <chart:data-point chart:repeated="8"/>
          </chart:series>
          <chart:series chart:style-name="ch11" chart:values-cell-range-address="Sheet1.B92:Sheet1.I92" chart:label-cell-address="Sheet1.A92:Sheet1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84:Sheet1.A84</svg:desc>
                </draw:g>
              </table:table-cell>
              <table:table-cell office:value-type="float" office:value="37.45">
                <text:p>37.45</text:p>
                <draw:g>
                  <svg:desc>Sheet1.B84:Sheet1.I84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ffset 33 Std Dev</text:p>
                <draw:g>
                  <svg:desc>Sheet1.A86:Sheet1.A86</svg:desc>
                </draw:g>
              </table:table-cell>
              <table:table-cell office:value-type="float" office:value="37.45">
                <text:p>37.45</text:p>
                <draw:g>
                  <svg:desc>Sheet1.B86:Sheet1.I86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GR Std Dev</text:p>
                <draw:g>
                  <svg:desc>Sheet1.A88:Sheet1.A88</svg:desc>
                </draw:g>
              </table:table-cell>
              <table:table-cell office:value-type="float" office:value="37.45">
                <text:p>37.45</text:p>
                <draw:g>
                  <svg:desc>Sheet1.B88:Sheet1.I88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GR8 Std Dev</text:p>
                <draw:g>
                  <svg:desc>Sheet1.A90:Sheet1.A90</svg:desc>
                </draw:g>
              </table:table-cell>
              <table:table-cell office:value-type="float" office:value="37.45">
                <text:p>37.45</text:p>
                <draw:g>
                  <svg:desc>Sheet1.B90:Sheet1.I90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VDC Std Dev</text:p>
                <draw:g>
                  <svg:desc>Sheet1.A92:Sheet1.A92</svg:desc>
                </draw:g>
              </table:table-cell>
              <table:table-cell office:value-type="float" office:value="37.45">
                <text:p>37.45</text:p>
                <draw:g>
                  <svg:desc>Sheet1.B92:Sheet1.I92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